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0.06pt solid #80808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808080" fo:border-left="none" fo:border-right="none" fo:border-top="none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<text:a xlink:href="python://for%20each=%22o%20in%20objects%22">for each="o in objects"</text:a>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 table:number-columns-spanned="7" table:number-rows-spanned="1">
            <text:p>Journals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3">
          <table:table-cell table:style-name="ce2" office:value-type="string">
            <text:p>Chart of Account</text:p>
          </table:table-cell>
          <table:table-cell table:style-name="ce2" office:value-type="string">
            <text:p>Fiscal Year</text:p>
          </table:table-cell>
          <table:table-cell table:style-name="ce2" office:value-type="string">
            <text:p>Journal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Entries Sorted By</text:p>
          </table:table-cell>
          <table:table-cell table:style-name="ce2" office:value-type="string">
            <text:p>Target Moves</text:p>
          </table:table-cell>
          <table:table-cell table:number-columns-repeated="4"/>
        </table:table-row>
        <table:table-row table:style-name="ro3">
          <table:table-cell table:style-name="ce3" office:value-type="string">
            <text:p><text:a xlink:href="python://get_account(data)">Account</text:a></text:p>
          </table:table-cell>
          <table:table-cell table:style-name="ce3" office:value-type="string">
            <text:p><text:a xlink:href="python://get_fiscalyear(data)">Fiscal Year</text:a></text:p>
          </table:table-cell>
          <table:table-cell table:style-name="ce3" office:value-type="string">
            <text:p><text:a xlink:href="python://o.journal_id.name">Journal</text:a></text:p>
          </table:table-cell>
          <table:table-cell table:style-name="ce3" office:value-type="string">
            <text:p><text:a xlink:href="python://o.period_id.name">Period</text:a></text:p>
          </table:table-cell>
          <table:table-cell table:style-name="ce3" office:value-type="string">
            <text:p><text:a xlink:href="python://get_sortby(data)">Sort</text:a></text:p>
          </table:table-cell>
          <table:table-cell table:style-name="ce3" office:value-type="string">
            <text:p><text:a xlink:href="python://get_target_move(data)">Target Move</text:a></text:p>
          </table:table-cell>
          <table:table-cell table:number-columns-repeated="4"/>
        </table:table-row>
        <table:table-row table:style-name="ro1">
          <table:table-cell office:value-type="string">
            <text:p><text:a xlink:href="python://set_last_move_id(False)">last_move_id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not%20display_currency(data)%22">not display_currency</text:a></text:p>
          </table:table-cell>
          <table:table-cell table:number-columns-repeated="9"/>
        </table:table-row>
        <table:table-row table:style-name="ro1">
          <table:table-cell table:style-name="ce4" office:value-type="string">
            <text:p>Move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Partner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ax</text:p>
          </table:table-cell>
          <table:table-cell table:style-name="ce7"/>
          <table:table-cell table:style-name="ce4" office:value-type="string">
            <text:p>Debit</text:p>
          </table:table-cell>
          <table:table-cell table:style-name="ce4" office:value-type="string">
            <text:p>Credit</text:p>
          </table:table-cell>
          <table:table-cell/>
        </table:table-row>
        <table:table-row table:style-name="ro1">
          <table:table-cell office:value-type="string">
            <text:p><text:a xlink:href="python://for%20each=%22line%20in%20lines(o.period_id.id,%20o.journal_id.id)%22">for each="line in lines(o.period_id.id, o.journal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not%20check_last_move_id(line.move_id.id)%22">if test="not check_last_move_id(line.move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!='/'%20%22">if test="line.move_id.name!='/' "</text:a></text:p>
          </table:table-cell>
          <table:table-cell table:number-columns-repeated="9"/>
        </table:table-row>
        <table:table-row table:style-name="ro4">
          <table:table-cell office:value-type="string">
            <text:p><text:a xlink:href="python://line.move_id.name">Name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 and line.partner_id.name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9" office:value-type="string">
            <text:p><text:a xlink:href="python://formatLang(line.tax_amount and line.tax_amount, currency_obj=company.currency_id)">tax_amount</text:a></text:p>
          </table:table-cell>
          <table:table-cell table:style-name="ce9" office:value-type="string">
            <text:p><text:a xlink:href="python://formatLang(line.debit, currency_obj=company.currency_id)">debit</text:a></text:p>
          </table:table-cell>
          <table:table-cell table:style-name="ce9" office:value-type="string">
            <text:p><text:a xlink:href="python://formatLang(line.credit, currency_obj=company.currency_id)">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=='/'%20%22">if test="line.move_id.name!='/' "</text:a></text:p>
          </table:table-cell>
          <table:table-cell table:number-columns-repeated="9"/>
        </table:table-row>
        <table:table-row table:style-name="ro4">
          <table:table-cell office:value-type="string">
            <text:p>* <text:a xlink:href="python://line.move_id.id">id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 and line.partner_id.name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9" office:value-type="string">
            <text:p><text:a xlink:href="python://formatLang(line.tax_amount and line.tax_amount, currency_obj=company.currency_id)">tax_amount</text:a></text:p>
          </table:table-cell>
          <table:table-cell table:style-name="ce9" office:value-type="string">
            <text:p><text:a xlink:href="python://formatLang(line.debit, currency_obj=company.currency_id)">debit</text:a></text:p>
          </table:table-cell>
          <table:table-cell table:style-name="ce9" office:value-type="string">
            <text:p><text:a xlink:href="python://formatLang(line.credit, currency_obj=company.currency_id)">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set_last_move_id(line.move_id.id)">set_last_move_id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 test=&quot;check_last_move_id(line.move_id.id)&quot;">if test="check_last_move_id(line.move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!='/'%20%22">if test="line.move_id.name!='/' "</text:a></text:p>
          </table:table-cell>
          <table:table-cell table:number-columns-repeated="9"/>
        </table:table-row>
        <table:table-row table:style-name="ro4">
          <table:table-cell office:value-type="string">
            <text:p><text:a xlink:href="python://line.move_id.name">Name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 and line.partner_id.name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9" office:value-type="string">
            <text:p><text:a xlink:href="python://formatLang(line.tax_amount and line.tax_amount, currency_obj=company.currency_id)">tax_amount</text:a></text:p>
          </table:table-cell>
          <table:table-cell table:style-name="ce9" office:value-type="string">
            <text:p><text:a xlink:href="python://formatLang(line.debit, currency_obj=company.currency_id)">debit</text:a></text:p>
          </table:table-cell>
          <table:table-cell table:style-name="ce9" office:value-type="string">
            <text:p><text:a xlink:href="python://formatLang(line.credit, currency_obj=company.currency_id)">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=='/'%20%22">if test="line.move_id.name!='/' "</text:a></text:p>
          </table:table-cell>
          <table:table-cell table:number-columns-repeated="9"/>
        </table:table-row>
        <table:table-row table:style-name="ro4">
          <table:table-cell office:value-type="string">
            <text:p>* <text:a xlink:href="python://line.move_id.id">id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 and line.partner_id.name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9" office:value-type="string">
            <text:p><text:a xlink:href="python://formatLang(line.tax_amount and line.tax_amount, currency_obj=company.currency_id)">tax_amount</text:a></text:p>
          </table:table-cell>
          <table:table-cell table:style-name="ce9" office:value-type="string">
            <text:p><text:a xlink:href="python://formatLang(line.debit, currency_obj=company.currency_id)">debit</text:a></text:p>
          </table:table-cell>
          <table:table-cell table:style-name="ce9" office:value-type="string">
            <text:p><text:a xlink:href="python://formatLang(line.credit, currency_obj=company.currency_id)">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set_last_move_id(line.move_id.id)">set_last_move_id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9"/>
        </table:table-row>
        <table:table-row table:style-name="ro4">
          <table:table-cell table:number-columns-repeated="6"/>
          <table:table-cell table:style-name="ce10" office:value-type="string">
            <text:p>Total <text:s/>: <text:s/></text:p>
          </table:table-cell>
          <table:table-cell table:style-name="ce11" office:value-type="string">
            <text:p><text:a xlink:href="python://formatLang(sum_debit(o.period_id.id, o.journal_id.id), currency_obj=company.currency_id)">sum_debit</text:a></text:p>
          </table:table-cell>
          <table:table-cell table:style-name="ce11" office:value-type="string">
            <text:p><text:a xlink:href="python://formatLang(sum_credit(o.period_id.id, o.journal_id.id), currency_obj=company.currency_id)">sum_credit</text:a>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>
            <text:p>Tax Declaration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<text:a xlink:href="python://for%20each=%22t%20in%20tax_codes(o.period_id.id,o.journal_id.id)%22">for each="t in tax_codes(o.period_id.id,o.journal_id.id)"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>
            <text:p><text:a xlink:href="python://sum_vat(o.period_id.id,%20o.journal_id.id,%20t.id)">sum_vat</text:a></text:p>
          </table:table-cell>
          <table:table-cell table:style-name="ce8" office:value-type="string">
            <text:p><text:a xlink:href="python://t.name">tax_name</text:a>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<text:a xlink:href="python:///for">//for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a xlink:href="python://if%20test=%22display_currency(data)%22">display_currency</text:a></text:p>
          </table:table-cell>
          <table:table-cell table:number-columns-repeated="9"/>
        </table:table-row>
        <table:table-row table:style-name="ro1">
          <table:table-cell table:style-name="ce4" office:value-type="string">
            <text:p>Move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Partner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ax</text:p>
          </table:table-cell>
          <table:table-cell table:style-name="ce7"/>
          <table:table-cell table:style-name="ce4" office:value-type="string">
            <text:p>Debit</text:p>
          </table:table-cell>
          <table:table-cell table:style-name="ce4" office:value-type="string">
            <text:p>Credit</text:p>
          </table:table-cell>
          <table:table-cell table:style-name="ce4" office:value-type="string">
            <text:p>Currency</text:p>
          </table:table-cell>
        </table:table-row>
        <table:table-row table:style-name="ro1">
          <table:table-cell office:value-type="string">
            <text:p><text:a xlink:href="python://for%20each=%22line%20in%20lines(o.period_id.id,%20o.journal_id.id)%22">for each="line in lines(o.period_id.id, o.journal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not%20check_last_move_id(line.move_id.id)%22">if test="not check_last_move_id(line.move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!='/'%20%22">if test="line.move_id.name!='/' "</text:a></text:p>
          </table:table-cell>
          <table:table-cell table:number-columns-repeated="9"/>
        </table:table-row>
        <table:table-row table:style-name="ro4">
          <table:table-cell office:value-type="string">
            <text:p><text:a xlink:href="python://line.move_id.name">Name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.name%20or%20''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9" office:value-type="string">
            <text:p><text:a xlink:href="python://formatLang(line.tax_amount and line.tax_amount, currency_obj=company.currency_id)">tax_amount</text:a></text:p>
          </table:table-cell>
          <table:table-cell table:style-name="ce9" office:value-type="string">
            <text:p><text:a xlink:href="python://formatLang(line.debit, currency_obj=company.currency_id)">debit</text:a></text:p>
          </table:table-cell>
          <table:table-cell table:style-name="ce9" office:value-type="string">
            <text:p><text:a xlink:href="python://formatLang(line.credit, currency_obj=company.currency_id)">credit</text:a></text:p>
          </table:table-cell>
          <table:table-cell office:value-type="string">
            <text:p><text:a xlink:href="python://line.currency_id">currency</text:a></text:p>
          </table:table-cell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 test=&quot;line.move_id.name=='/' &quot;">if test="line.move_id.name=='/' "</text:a></text:p>
          </table:table-cell>
          <table:table-cell table:number-columns-repeated="9"/>
        </table:table-row>
        <table:table-row table:style-name="ro4">
          <table:table-cell office:value-type="string">
            <text:p>* <text:a xlink:href="python://line.move_id.id">id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.name%20or%20''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9" office:value-type="string">
            <text:p><text:a xlink:href="python://formatLang(line.tax_amount and line.tax_amount, currency_obj=company.currency_id)">tax_amount</text:a></text:p>
          </table:table-cell>
          <table:table-cell table:style-name="ce9" office:value-type="string">
            <text:p><text:a xlink:href="python://formatLang(line.debit, currency_obj=company.currency_id)">debit</text:a></text:p>
          </table:table-cell>
          <table:table-cell table:style-name="ce9" office:value-type="string">
            <text:p><text:a xlink:href="python://formatLang(line.credit, currency_obj=company.currency_id)">credit</text:a></text:p>
          </table:table-cell>
          <table:table-cell office:value-type="string">
            <text:p><text:a xlink:href="python://line.currency_id">currency</text:a></text:p>
          </table:table-cell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set_last_move_id(line.move_id.id)">set_last_move_id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 test=&quot;check_last_move_id(line.move_id.id)&quot;">if test="check_last_move_id(line.move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!='/'%20%22">if test="line.move_id.name!='/' "</text:a></text:p>
          </table:table-cell>
          <table:table-cell table:number-columns-repeated="9"/>
        </table:table-row>
        <table:table-row table:style-name="ro4">
          <table:table-cell office:value-type="string">
            <text:p><text:a xlink:href="python://line.move_id.name">Name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 and line.partner_id.name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9" office:value-type="string">
            <text:p><text:a xlink:href="python://formatLang(line.tax_amount and line.tax_amount, currency_obj=company.currency_id)">tax_amount</text:a></text:p>
          </table:table-cell>
          <table:table-cell table:style-name="ce9" office:value-type="string">
            <text:p><text:a xlink:href="python://formatLang(line.debit, currency_obj=company.currency_id)">debit</text:a></text:p>
          </table:table-cell>
          <table:table-cell table:style-name="ce9" office:value-type="string">
            <text:p><text:a xlink:href="python://formatLang(line.credit, currency_obj=company.currency_id)">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=='/'%20%22">if test="line.move_id.name!='/' "</text:a></text:p>
          </table:table-cell>
          <table:table-cell table:number-columns-repeated="9"/>
        </table:table-row>
        <table:table-row table:style-name="ro4">
          <table:table-cell office:value-type="string">
            <text:p>* <text:a xlink:href="python://line.move_id.id">id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 and line.partner_id.name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9" office:value-type="string">
            <text:p><text:a xlink:href="python://formatLang(line.tax_amount and line.tax_amount, currency_obj=company.currency_id)">tax_amount</text:a></text:p>
          </table:table-cell>
          <table:table-cell table:style-name="ce9" office:value-type="string">
            <text:p><text:a xlink:href="python://formatLang(line.debit, currency_obj=company.currency_id)">debit</text:a></text:p>
          </table:table-cell>
          <table:table-cell table:style-name="ce9" office:value-type="string">
            <text:p><text:a xlink:href="python://formatLang(line.credit, currency_obj=company.currency_id)">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set_last_move_id(line.move_id.id)">set_last_move_id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0" office:value-type="string">
            <text:p>Total <text:s/>: <text:s/></text:p>
          </table:table-cell>
          <table:table-cell table:style-name="ce11" office:value-type="string">
            <text:p><text:a xlink:href="python://formatLang(sum_debit(o.period_id.id, o.journal_id.id), currency_obj=company.currency_id)">sum_debit</text:a></text:p>
          </table:table-cell>
          <table:table-cell table:style-name="ce11" office:value-type="string">
            <text:p><text:a xlink:href="python://formatLang(sum_credit(o.period_id.id, o.journal_id.id), currency_obj=company.currency_id)">sum_credit</text:a>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>
            <text:p>Tax Declaration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<text:a xlink:href="python://for%20each=%22t%20in%20tax_codes(o.period_id.id,o.journal_id.id)%22">for each="t in tax_codes(o.period_id.id,o.journal_id.id)"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>
            <text:p><text:a xlink:href="python://sum_vat(o.period_id.id,%20o.journal_id.id,%20t.id)">sum_vat</text:a></text:p>
          </table:table-cell>
          <table:table-cell table:style-name="ce8" office:value-type="string">
            <text:p><text:a xlink:href="python://t.name">tax_name</text:a>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<text:a xlink:href="python:///for">//for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rth </meta:initial-creator>
    <meta:creation-date>2014-01-01T11:32:39</meta:creation-date>
    <dc:date>2014-02-17T12:39:49</dc:date>
    <dc:creator>krutarth </dc:creator>
    <meta:editing-duration>PT3H2M19S</meta:editing-duration>
    <meta:editing-cycles>79</meta:editing-cycles>
    <meta:generator>LibreOffice/3.5$Linux_x86 LibreOffice_project/350m1$Build-202</meta:generator>
    <meta:document-statistic meta:table-count="3" meta:cell-count="159" meta:object-count="0"/>
  </office:meta>
</office:document-meta>
</file>